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03</text:p>
      <text:p text:style-name="P1"/>
      <text:p text:style-name="P2">Etap I </text:p>
      <text:p text:style-name="P2"/>
      <text:p text:style-name="P3">ile minut trwa połowa meczu piłki nożnej <text:s text:c="36"/><text:span text:style-name="T1"><text:s/>45 min</text:span></text:p>
      <text:p text:style-name="P3">Brooklyn jest dzielnicą którego miasta <text:s text:c="42"/><text:span text:style-name="T1">NYC</text:span></text:p>
      <text:p text:style-name="P3">jak ma na imię bohaterka bajki Louisa Carola, która wpadła do kałuży własnych łez <text:span text:style-name="T1"><text:s/>Alicja</text:span></text:p>
      <text:p text:style-name="P3">przy deflacji ceny rosną czy spadają <text:s text:c="45"/><text:span text:style-name="T1"><text:s/>spadają</text:span></text:p>
      <text:p text:style-name="P3">na ile województw podzielona jest Polska <text:s text:c="37"/><text:span text:style-name="T1">16</text:span></text:p>
      <text:p text:style-name="P3">który znak interpunkcyjny oznacza silnię <text:s text:c="38"/><text:span text:style-name="T1"><text:s/>wykrzyknik</text:span></text:p>
      <text:p text:style-name="P3">jak nazywa się niezawisły organ orzekający zgodność ustaw z Konstytucją <text:s text:c="3"/></text:p>
      <text:p text:style-name="P4">Trybunał Konstytucyjny</text:p>
      <text:p text:style-name="P3">za pomocą ziaren której rośliny można zidentyfikować księżniczkę <text:s text:c="6"/><text:span text:style-name="T1"><text:s/>groch</text:span></text:p>
      <text:p text:style-name="P3">jakie imię nosi królowa GB <text:s text:c="70"/><text:span text:style-name="T1">Elżbieta</text:span></text:p>
      <text:p text:style-name="P3">jak nazywa się najdłuższa rzeka Egiptu <text:s text:c="50"/><text:span text:style-name="T1"><text:s/>Nil</text:span></text:p>
      <text:p text:style-name="P3">jak nazywa się włoskie miasto u podnóża Wezuwiusza, stolica regionu Kampania <text:s text:c="33"/><text:span text:style-name="T1">Neapol</text:span></text:p>
      <text:p text:style-name="P3">ile monet dostanę po rozmienieniu 10 zł na dziesięciogroszowki <text:s text:c="10"/><text:span text:style-name="T1"><text:s/>sto monet</text:span></text:p>
      <text:p text:style-name="P3">co mierzy barometr <text:s text:c="83"/><text:span text:style-name="T1">ciśnienie atm.</text:span></text:p>
      <text:p text:style-name="P3">jak nazywał sie rosyjski chemik który stworzył ukłąd okresowy pierwiastków <text:s text:c="2"/><text:span text:style-name="T1">Mendelejew</text:span></text:p>
      <text:p text:style-name="P3">z których dwóch elementów składa się zdanie proste <text:s text:c="23"/><text:span text:style-name="T1"><text:s text:c="4"/>podmiot i orzeczenie</text:span></text:p>
      <text:p text:style-name="P3">jak nazywa się <text:s/>u polskich górali starszy pasterz któremu podlegają juhasi <text:s text:c="10"/><text:span text:style-name="T1"><text:s/>baca</text:span></text:p>
      <text:p text:style-name="P3">czego próżno szukać w stogu siana <text:s text:c="47"/><text:span text:style-name="T1"><text:s text:c="4"/>igła</text:span></text:p>
      <text:p text:style-name="P3">kim byli Owidiusz i Wergiliusz <text:s text:c="56"/><text:span text:style-name="T1"><text:s/>poeci rzymscy</text:span></text:p>
      <text:p text:style-name="P3">jak nazywa się zabezpieczenie długu na nieruchomości <text:s text:c="19"/><text:span text:style-name="T1">hipoteka</text:span></text:p>
      <text:p text:style-name="P3">drezler to potoczne określenie muzyka czy wędrownego aktora <text:s text:c="6"/><text:span text:style-name="T1">muzyk</text:span></text:p>
      <text:p text:style-name="P3"/>
      <text:p text:style-name="P2">Etap II</text:p>
      <text:p text:style-name="P2"/>
      <text:p text:style-name="P3">kto jest narratorką baśni 1001 nocy <text:s text:c="61"/><text:span text:style-name="T1"><text:s/>Szeherezada</text:span></text:p>
      <text:p text:style-name="P3">czy w operacji Market Garden brali udział Polacy <text:s text:c="38"/><text:span text:style-name="T1"><text:s/>TAK </text:span></text:p>
      <text:p text:style-name="P3">jak nazywa się zmiana prędkości w jednostce czasu <text:s text:c="35"/><text:span text:style-name="T1"><text:s/>przyspieszenie</text:span></text:p>
      <text:p text:style-name="P3">czy Polska jest członkiem europejskiej organizacji kosmicznej <text:s text:c="17"/><text:span text:style-name="T1"><text:s text:c="2"/>TAK </text:span></text:p>
      <text:p text:style-name="P3">jaki przydomek nosił panujący od 1740 Fryderyk II król pruski <text:s text:c="18"/><text:span text:style-name="T1">Wielki</text:span></text:p>
      <text:p text:style-name="P3">jak nazywa się zdobywca złotego medalu w skokach na IO w Soczi <text:s text:c="11"/><text:span text:style-name="T1">Stoch</text:span></text:p>
      <text:p text:style-name="P3">z którego polskiego serialu pochodzi ta muzyka, główne role grali Strasburger i Kaczor <text:s/></text:p>
      <text:p text:style-name="P4">Polskie Drogi</text:p>
      <text:p text:style-name="P3">którą część garderoby się wzuwa lub zzuwa <text:s text:c="49"/><text:span text:style-name="T1"><text:s/>buty</text:span></text:p>
      <text:p text:style-name="P3">jak z francuskiego nazywa się szybki obrót na palcach jednej nogi <text:s text:c="15"/><text:span text:style-name="T1">piruet</text:span></text:p>
      <text:p text:style-name="P3">ekstrawertyk interesuje się światem zewnetrznym czy zamyka się w sobie <text:s text:c="2"/><text:span text:style-name="T1">otwarty</text:span></text:p>
      <text:p text:style-name="P3">ilu w Polsce mamy ministrów stanu <text:s text:c="50"/><text:span text:style-name="T1"><text:s/>żadnego</text:span></text:p>
      <text:p text:style-name="P3">w ktorym języku tworzył gibo de basę <text:s text:c="46"/><text:span text:style-name="T1"><text:s/>francuski </text:span></text:p>
      <text:p text:style-name="P3">ile kątów ma heksagon <text:s text:c="70"/><text:span text:style-name="T1"><text:s/>sześć</text:span></text:p>
      <text:p text:style-name="P3">kto zagrał tytułową rolę w filmie Wajdy: Wałęsa, człowiek z nadziei <text:s/><text:span text:style-name="T1">Robert Więckiewicz</text:span></text:p>
      <text:p text:style-name="P3">która aktorka grała żonę Wałęsy w powyższym filmie <text:s text:c="21"/><text:span text:style-name="T1">Agnieszka Grochowska</text:span></text:p>
      <text:p text:style-name="P3">szpic niemiecki to rasa których zwierząt <text:s text:c="40"/><text:span text:style-name="T1"><text:s text:c="3"/>psy</text:span></text:p>
      <text:p text:style-name="P3"/>
      <text:p text:style-name="P3"><text:soft-page-break/>podaj nazwę najjaśniejszej gwiazdy w gwiazdozbiorze małej niedźwiedzicy <text:s text:c="2"/></text:p>
      <text:p text:style-name="P4">Gwiazda Polarna</text:p>
      <text:p text:style-name="P3">jak w mitologii skandynawskiej nazywał sie boginie, które zwiastowały śmierć wojownikom i zaprowadzały ich do Valhalli <text:s text:c="36"/><text:span text:style-name="T1"><text:s/>walkirie</text:span></text:p>
      <text:p text:style-name="P3">kto jest autorem wiersza o początku: tańcowały dwa Michały, jeden duży, drugi mały</text:p>
      <text:p text:style-name="P4">Julian Tuwim</text:p>
      <text:p text:style-name="P3">jakie nazwisko nosił włoski malarz zwany Rafaelem <text:s text:c="21"/><text:span text:style-name="T1"><text:s text:c="3"/>Santi</text:span></text:p>
      <text:p text:style-name="P3">czy Tadeusz Kościuszko o niepodległość USA walczył przed II rozbiorem czy po</text:p>
      <text:p text:style-name="P3">trzydziestometrowy posąg Chrystusa to znak rozpoznawczy którego miasta <text:s/><text:span text:style-name="T1">Rio de Janeiro</text:span></text:p>
      <text:p text:style-name="P3">kto założył pierwszą na polskich ziemiach kopalnię ropy naftowej <text:s/><text:span text:style-name="T1"><text:s/>Łukasiewicz</text:span></text:p>
      <text:p text:style-name="P3">Junona to w mitologii rzymskiej opiekunka kobiet, małżeństwa, a jak nazywał się jej odpowiednik czyli duch opiekuńczy mężczyzny <text:s text:c="24"/><text:span text:style-name="T1">geniusz</text:span></text:p>
      <text:p text:style-name="P3">jak nazywa się lider zespołu The Rolling Stones <text:s text:c="24"/><text:span text:style-name="T1">Mick Jagger</text:span></text:p>
      <text:p text:style-name="P3">w którym wieku ukazał się pierwszy numer National Geographic <text:s text:c="10"/><text:span text:style-name="T1"><text:s text:c="2"/>XIX w.</text:span></text:p>
      <text:p text:style-name="P3">czy tężec jest chorobą zakaźną <text:s text:c="50"/><text:span text:style-name="T1"><text:s text:c="2"/>TAK </text:span></text:p>
      <text:p text:style-name="P3">czyją żoną była Ksantypa, która stała się symbolem kłótnicy zatruwającej życie mężowi</text:p>
      <text:p text:style-name="P4">Sokratesa </text:p>
      <text:p text:style-name="P3">jakimi słowami zaczyna się Reduta Ordona <text:s text:c="28"/><text:span text:style-name="T1"><text:s/>Nam strzelać nie kazano</text:span></text:p>
      <text:p text:style-name="P3">który zwierzę było obiektem polowania herosów w trakcie łowów kalidońskich <text:s text:c="2"/><text:span text:style-name="T1"><text:s/>dzik</text:span></text:p>
      <text:p text:style-name="P3">jak nazywa sie wieża przy meczecie z której muezin wzywa do modlitwy <text:s text:c="12"/><text:span text:style-name="T1"><text:s/>minare</text:span>t</text:p>
      <text:p text:style-name="P3">czy określenie rezystancja dotyczy oporu czy przewodności elektrycznej <text:s text:c="14"/><text:span text:style-name="T1">opór</text:span></text:p>
      <text:p text:style-name="P3">kto zabił ogromnego węża Pytona, który strzegł wyroczni Gai u stóp Parnasu <text:s text:c="7"/><text:span text:style-name="T1">Apollo</text:span></text:p>
      <text:p text:style-name="P3">nad którą rzeką leży Bazylea <text:s text:c="69"/><text:span text:style-name="T1"><text:s text:c="2"/>Ren</text:span></text:p>
      <text:p text:style-name="P3">kto był marszałkiem Sejmu Czteroletniego w dniu uchwalenia Konstytucji 3 Maja <text:s/><text:span text:style-name="T1">Małachowski</text:span></text:p>
      <text:p text:style-name="P3">jak nazywa się następny dzień po dniu Wszystkich Świętych <text:s text:c="21"/><text:span text:style-name="T1">Zaduszki</text:span></text:p>
      <text:p text:style-name="P3">czy okrąg można wpisać w dowolny prostokąt <text:s text:c="42"/><text:span text:style-name="T1"><text:s text:c="2"/>NIE </text:span></text:p>
      <text:p text:style-name="P3">z ilu kościu składa się podudzie <text:s text:c="67"/><text:span text:style-name="T1">dwie</text:span></text:p>
      <text:p text:style-name="P3">kto napisał opowiadanie panny z wilka <text:s text:c="36"/><text:span text:style-name="T1"><text:s text:c="7"/>Jarosław Iwaszkiewicz</text:span></text:p>
      <text:p text:style-name="P3">który święty patronuje fieście w Pampelunie, słynnej z gonitwy byków <text:s text:c="4"/><text:span text:style-name="T1"><text:s/>św. Fermin</text:span></text:p>
      <text:p text:style-name="P3">który film miał premierę wcześniej: Siedmiu wspaniałych czy <text:span text:style-name="T1">Siedmiu Samurajów</text:span></text:p>
      <text:p text:style-name="P3">czy izraelskie miasto Tel Awiw powstało wraz z utworzeniem państwa Izrael <text:s text:c="2"/><text:span text:style-name="T1"><text:s/>NIE </text:span></text:p>
      <text:p text:style-name="P3">z którego państwa pochodził Kartezjusz <text:s text:c="49"/><text:span text:style-name="T1"><text:s/>Francja</text:span></text:p>
      <text:p text:style-name="P3">jak nazywa się małżeństwo, ktore wyreżyserowało Papuszę <text:s text:c="18"/><text:span text:style-name="T1"><text:s/>Krauze</text:span></text:p>
      <text:p text:style-name="P3"/>
      <text:p text:style-name="P2">Etap III</text:p>
      <text:p text:style-name="P2"/>
      <text:p text:style-name="P3">ktory uczony odkrył prawo ruchu wahadła <text:s text:c="33"/><text:span text:style-name="T1"><text:s text:c="2"/>Galileusz</text:span></text:p>
      <text:p text:style-name="P3">z którego plemienia Indian pochodził Winnetou <text:s text:c="25"/><text:span text:style-name="T1"><text:s text:c="2"/>Apacz</text:span></text:p>
      <text:p text:style-name="P3">Danton, Robespierre, Sażnist który z nich zmarł śmiercią naturalną <text:s text:c="6"/><text:span text:style-name="T1"><text:s/>żaden z nich</text:span></text:p>
      <text:p text:style-name="P3">człowiek powolny to sangwinik czy flegmatyk <text:s text:c="28"/><text:span text:style-name="T1"><text:s/>flegmatyk</text:span></text:p>
      <text:p text:style-name="P3">co to jest wendeta <text:s text:c="72"/><text:span text:style-name="T1"><text:s text:c="3"/>zemsta</text:span></text:p>
      <text:p text:style-name="P3">prawo uczestniczenia w referendum ogólnopolskim ma osoba która ukończy najpóźniej w dniu głosowania ile lat <text:s text:c="66"/><text:span text:style-name="T1"><text:s/>osiemnaście</text:span></text:p>
      <text:p text:style-name="P3">w którym języku spisano Kodeks Hammurabiego <text:s text:c="24"/><text:span text:style-name="T1">sumeryjski</text:span></text:p>
      <text:p text:style-name="P3">ile wynosi logarytm dziesiętny liczby 100 <text:s text:c="35"/><text:span text:style-name="T1"><text:s/>dwa</text:span></text:p>
      <text:p text:style-name="P3">jak nazywa się nauka o człowieku, pochodzeniu, rozwoju <text:s text:c="10"/><text:span text:style-name="T1"><text:s/>antropologia</text:span></text:p>
      <text:p text:style-name="P3">czym trudnił się Tewje, bohater Skrzypka na dachu <text:s text:c="20"/><text:span text:style-name="T1"><text:s/>mleczarz</text:span></text:p>
      <text:p text:style-name="P3"><text:soft-page-break/>czy styl rokoko panował po czy przed romantyzmem <text:s text:c="14"/><text:span text:style-name="T1"><text:s/>przed</text:span></text:p>
      <text:p text:style-name="P3">na którym oceanie leży Polinezja <text:s text:c="46"/><text:span text:style-name="T1"><text:s/>Pacyfik</text:span></text:p>
      <text:p text:style-name="P3">ile wojen punickich wygrali Rzymianie <text:s text:c="36"/><text:span text:style-name="T1"><text:s/>wszystkie 3</text:span></text:p>
      <text:p text:style-name="P3">ABW została powołana w miejsce ktorego urzędu <text:s text:c="19"/><text:span text:style-name="T1"><text:s/>UOP</text:span></text:p>
      <text:p text:style-name="P3">biała flota to określenie okrętów wojennych czy statków pasażerskich <text:s text:c="5"/></text:p>
      <text:p text:style-name="P3">jak nazywa się kość łącząca mostek z łopatką <text:s text:c="46"/><text:span text:style-name="T1">obojczyk</text:span></text:p>
      <text:p text:style-name="P3">w którym niemieckim mieście stoi pałac Cecilienhoff <text:s text:c="33"/><text:span text:style-name="T1">Poczdam</text:span></text:p>
      <text:p text:style-name="P3">który z Ottonów spotkał się z Chrobrym na zjeździe gnieźnieńskim <text:s text:c="10"/><text:span text:style-name="T1"><text:s/>Otton III</text:span></text:p>
      <text:p text:style-name="P3">alfa i omega to człowiek który dużo wie czy jest nieukiem <text:s text:c="25"/><text:span text:style-name="T1">dużo wie </text:span></text:p>
      <text:p text:style-name="P3">jak nazywa się sądownictwo polubowne, słowo pochodzi z francuskiego <text:s text:c="3"/><text:span text:style-name="T1">arbitraż</text:span></text:p>
      <text:p text:style-name="P3">którym dniem miesiąca w kalendarzu rzymskim były kalendy <text:s text:c="20"/><text:span text:style-name="T1">pierwszym</text:span></text:p>
      <text:p text:style-name="P3">czy trzy korony możemy podziwiac płynąc Dunajem czy Dunajcem <text:s text:c="8"/><text:span text:style-name="T1"><text:s text:c="2"/>Dunajec</text:span></text:p>
      <text:p text:style-name="P3">jak nazywa się dział fizyki zajmujący się światłem <text:s text:c="38"/><text:span text:style-name="T1">optyka</text:span></text:p>
      <text:p text:style-name="P3">salamandra jest płazem czy gadem <text:s text:c="61"/><text:span text:style-name="T1"><text:s text:c="2"/>płaz</text:span></text:p>
      <text:p text:style-name="P3">Rada Federacji i Duma Państwowa to izby parlamentu którego państwa <text:s text:c="4"/><text:span text:style-name="T1">Rosja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3T19:31:16.32</meta:creation-date>
    <dc:date>2014-09-03T21:22:26.23</dc:date>
    <meta:editing-duration>PT00H25M18S</meta:editing-duration>
    <meta:editing-cycles>2</meta:editing-cycles>
    <meta:generator>OpenOffice.ux.pl/3.1$Win32 OpenOffice.org_project/310m11$Build-39399</meta:generator>
    <meta:document-statistic meta:table-count="0" meta:image-count="0" meta:object-count="0" meta:page-count="3" meta:paragraph-count="98" meta:word-count="859" meta:character-count="8131"/>
  </office:meta>
</office:document-meta>
</file>